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3134in" svg:y="0.2303in">
            <draw:object draw:notify-on-update-of-ranges="Sheet1.A1:Sheet1.A1 Sheet1.A2:Sheet1.A8 Sheet1.B1:Sheet1.B1 Sheet1.B2:Sheet1.B8 Sheet1.C1:Sheet1.C1 Sheet1.C2:Sheet1.C8 Sheet1.D1:Sheet1.D1 Sheet1.D2:Sheet1.D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NDS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2" calcext:value-type="percentage">
            <text:p>20.00%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864.324367" calcext:value-type="float">
            <text:p>86864.324367</text:p>
          </table:table-cell>
          <table:table-cell office:value-type="float" office:value="71559.506243" calcext:value-type="float">
            <text:p>71559.506243</text:p>
          </table:table-cell>
          <table:table-cell office:value-type="float" office:value="59355.224053" calcext:value-type="float">
            <text:p>59355.224053</text:p>
          </table:table-cell>
          <table:table-cell office:value-type="float" office:value="46276.330892" calcext:value-type="float">
            <text:p>46276.330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637.516895" calcext:value-type="float">
            <text:p>86637.516895</text:p>
          </table:table-cell>
          <table:table-cell office:value-type="float" office:value="71028.657108" calcext:value-type="float">
            <text:p>71028.657108</text:p>
          </table:table-cell>
          <table:table-cell office:value-type="float" office:value="59943.669012" calcext:value-type="float">
            <text:p>59943.669012</text:p>
          </table:table-cell>
          <table:table-cell office:value-type="float" office:value="47446.429381" calcext:value-type="float">
            <text:p>47446.429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453.601893" calcext:value-type="float">
            <text:p>86453.601893</text:p>
          </table:table-cell>
          <table:table-cell office:value-type="float" office:value="72524.678857" calcext:value-type="float">
            <text:p>72524.678857</text:p>
          </table:table-cell>
          <table:table-cell office:value-type="float" office:value="60937.425846" calcext:value-type="float">
            <text:p>60937.425846</text:p>
          </table:table-cell>
          <table:table-cell office:value-type="float" office:value="47326.307728" calcext:value-type="float">
            <text:p>47326.307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270.934776" calcext:value-type="float">
            <text:p>86270.934776</text:p>
          </table:table-cell>
          <table:table-cell office:value-type="float" office:value="71228.851512" calcext:value-type="float">
            <text:p>71228.851512</text:p>
          </table:table-cell>
          <table:table-cell office:value-type="float" office:value="60062.997399" calcext:value-type="float">
            <text:p>60062.997399</text:p>
          </table:table-cell>
          <table:table-cell office:value-type="float" office:value="46443.643744" calcext:value-type="float">
            <text:p>46443.643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697.971765" calcext:value-type="float">
            <text:p>86697.971765</text:p>
          </table:table-cell>
          <table:table-cell office:value-type="float" office:value="73607.029703" calcext:value-type="float">
            <text:p>73607.029703</text:p>
          </table:table-cell>
          <table:table-cell office:value-type="float" office:value="60322.849543" calcext:value-type="float">
            <text:p>60322.849543</text:p>
          </table:table-cell>
          <table:table-cell office:value-type="float" office:value="47030.700077" calcext:value-type="float">
            <text:p>47030.7000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439.993529" calcext:value-type="float">
            <text:p>86439.993529</text:p>
          </table:table-cell>
          <table:table-cell office:value-type="float" office:value="70433.868848" calcext:value-type="float">
            <text:p>70433.868848</text:p>
          </table:table-cell>
          <table:table-cell office:value-type="float" office:value="59895.600172" calcext:value-type="float">
            <text:p>59895.600172</text:p>
          </table:table-cell>
          <table:table-cell office:value-type="float" office:value="47307.077203" calcext:value-type="float">
            <text:p>47307.0772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219.214538" calcext:value-type="float">
            <text:p>85219.214538</text:p>
          </table:table-cell>
          <table:table-cell office:value-type="float" office:value="71457.104508" calcext:value-type="float">
            <text:p>71457.104508</text:p>
          </table:table-cell>
          <table:table-cell office:value-type="float" office:value="59449.129365" calcext:value-type="float">
            <text:p>59449.129365</text:p>
          </table:table-cell>
          <table:table-cell office:value-type="float" office:value="47060.995322" calcext:value-type="float">
            <text:p>47060.995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08:44.694591698</meta:creation-date>
    <dc:date>2014-11-12T15:51:35.671772076</dc:date>
    <meta:editing-duration>PT28M47S</meta:editing-duration>
    <meta:editing-cycles>6</meta:editing-cycles>
    <meta:generator>LibreOffice/4.3.3.2$Linux_X86_64 LibreOffice_project/43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8cm" svg:y="0.315cm" chart:style-name="ch2">
          <text:p>RUSP Speed Test</text:p>
        </chart:title>
        <chart:legend chart:legend-position="end" svg:x="13.975cm" svg:y="3.4cm" style:legend-expansion="high" chart:style-name="ch3"/>
        <chart:plot-area chart:style-name="ch4" table:cell-range-address="Sheet1.A1:Sheet1.E8" chart:data-source-has-labels="both" svg:x="1.354cm" svg:y="1.316cm" svg:width="12.301cm" svg:height="6.5cm">
          <chartooo:coordinate-region svg:x="2.875cm" svg:y="1.53cm" svg:width="10.78cm" svg:height="5.612cm"/>
          <chart:axis chart:dimension="x" chart:name="primary-x" chart:style-name="ch5" chartooo:axis-type="auto">
            <chartooo:date-scale/>
            <chart:title svg:x="6.509cm" svg:y="7.997cm" chart:style-name="ch6">
              <text:p>Window Size</text:p>
            </chart:title>
            <chart:categories table:cell-range-address="Sheet1.A2:Sheet1.A8"/>
          </chart:axis>
          <chart:axis chart:dimension="y" chart:name="primary-y" chart:style-name="ch7">
            <chart:title svg:x="0.451cm" svg:y="5.001cm" chart:style-name="ch8">
              <text:p>Kbps</text:p>
            </chart:title>
            <chart:grid chart:style-name="ch9" chart:class="major"/>
          </chart:axis>
          <chart:series chart:style-name="ch10" chart:values-cell-range-address="Sheet1.B2:Sheet1.B8" chart:label-cell-address="Sheet1.B1:Sheet1.B1" chart:class="chart:bar">
            <chart:data-point chart:repeated="7"/>
          </chart:series>
          <chart:series chart:style-name="ch11" chart:values-cell-range-address="Sheet1.C2:Sheet1.C8" chart:label-cell-address="Sheet1.C1:Sheet1.C1" chart:class="chart:bar">
            <chart:data-point chart:repeated="7"/>
          </chart:series>
          <chart:series chart:style-name="ch12" chart:values-cell-range-address="Sheet1.D2:Sheet1.D8" chart:label-cell-address="Sheet1.D1:Sheet1.D1" chart:class="chart:bar">
            <chart:data-point chart:repeated="7"/>
          </chart:series>
          <chart:series chart:style-name="ch13" chart:values-cell-range-address="Sheet1.E2:Sheet1.E8" chart:label-cell-address="Sheet1.E1:Sheet1.E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%</text:p>
                <draw:g>
                  <svg:desc>Sheet1.B1:Sheet1.B1</svg:desc>
                </draw:g>
              </table:table-cell>
              <table:table-cell office:value-type="string">
                <text:p>10.00%</text:p>
                <draw:g>
                  <svg:desc>Sheet1.C1:Sheet1.C1</svg:desc>
                </draw:g>
              </table:table-cell>
              <table:table-cell office:value-type="string">
                <text:p>20.00%</text:p>
                <draw:g>
                  <svg:desc>Sheet1.D1:Sheet1.D1</svg:desc>
                </draw:g>
              </table:table-cell>
              <table:table-cell office:value-type="string">
                <text:p>30.00%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</svg:desc>
                </draw:g>
              </table:table-cell>
              <table:table-cell office:value-type="float" office:value="86864.324367">
                <text:p>86864.324367</text:p>
                <draw:g>
                  <svg:desc>Sheet1.B2:Sheet1.B8</svg:desc>
                </draw:g>
              </table:table-cell>
              <table:table-cell office:value-type="float" office:value="71559.506243">
                <text:p>71559.506243</text:p>
                <draw:g>
                  <svg:desc>Sheet1.C2:Sheet1.C8</svg:desc>
                </draw:g>
              </table:table-cell>
              <table:table-cell office:value-type="float" office:value="59355.224053">
                <text:p>59355.224053</text:p>
                <draw:g>
                  <svg:desc>Sheet1.D2:Sheet1.D8</svg:desc>
                </draw:g>
              </table:table-cell>
              <table:table-cell office:value-type="float" office:value="46276.330892">
                <text:p>46276.33089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637.516895">
                <text:p>86637.516895</text:p>
              </table:table-cell>
              <table:table-cell office:value-type="float" office:value="71028.657108">
                <text:p>71028.657108</text:p>
              </table:table-cell>
              <table:table-cell office:value-type="float" office:value="59943.669012">
                <text:p>59943.669012</text:p>
              </table:table-cell>
              <table:table-cell office:value-type="float" office:value="47446.429381">
                <text:p>47446.429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453.601893">
                <text:p>86453.601893</text:p>
              </table:table-cell>
              <table:table-cell office:value-type="float" office:value="72524.678857">
                <text:p>72524.678857</text:p>
              </table:table-cell>
              <table:table-cell office:value-type="float" office:value="60937.425846">
                <text:p>60937.425846</text:p>
              </table:table-cell>
              <table:table-cell office:value-type="float" office:value="47326.307728">
                <text:p>47326.3077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270.934776">
                <text:p>86270.934776</text:p>
              </table:table-cell>
              <table:table-cell office:value-type="float" office:value="71228.851512">
                <text:p>71228.851512</text:p>
              </table:table-cell>
              <table:table-cell office:value-type="float" office:value="60062.997399">
                <text:p>60062.997399</text:p>
              </table:table-cell>
              <table:table-cell office:value-type="float" office:value="46443.643744">
                <text:p>46443.64374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697.971765">
                <text:p>86697.971765</text:p>
              </table:table-cell>
              <table:table-cell office:value-type="float" office:value="73607.029703">
                <text:p>73607.029703</text:p>
              </table:table-cell>
              <table:table-cell office:value-type="float" office:value="60322.849543">
                <text:p>60322.849543</text:p>
              </table:table-cell>
              <table:table-cell office:value-type="float" office:value="47030.700077">
                <text:p>47030.70007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6439.993529">
                <text:p>86439.993529</text:p>
              </table:table-cell>
              <table:table-cell office:value-type="float" office:value="70433.868848">
                <text:p>70433.868848</text:p>
              </table:table-cell>
              <table:table-cell office:value-type="float" office:value="59895.600172">
                <text:p>59895.600172</text:p>
              </table:table-cell>
              <table:table-cell office:value-type="float" office:value="47307.077203">
                <text:p>47307.07720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219.214538">
                <text:p>85219.214538</text:p>
              </table:table-cell>
              <table:table-cell office:value-type="float" office:value="71457.104508">
                <text:p>71457.104508</text:p>
              </table:table-cell>
              <table:table-cell office:value-type="float" office:value="59449.129365">
                <text:p>59449.129365</text:p>
              </table:table-cell>
              <table:table-cell office:value-type="float" office:value="47060.995322">
                <text:p>47060.995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